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4155" officeooo:paragraph-rsid="001e4155"/>
    </style:style>
    <style:style style:name="P2" style:family="paragraph" style:parent-style-name="Standard" style:list-style-name="L1">
      <style:text-properties officeooo:rsid="0021497d" officeooo:paragraph-rsid="0021497d"/>
    </style:style>
    <style:style style:name="P3" style:family="paragraph" style:parent-style-name="Standard" style:list-style-name="L1">
      <style:text-properties officeooo:rsid="001df8a6" officeooo:paragraph-rsid="001df8a6"/>
    </style:style>
    <style:style style:name="P4" style:family="paragraph" style:parent-style-name="Standard" style:list-style-name="L1">
      <style:text-properties officeooo:rsid="0020d548" officeooo:paragraph-rsid="0020d548"/>
    </style:style>
    <style:style style:name="P5" style:family="paragraph" style:parent-style-name="Standard" style:list-style-name="L1">
      <style:text-properties officeooo:rsid="0022129e" officeooo:paragraph-rsid="0022129e"/>
    </style:style>
    <style:style style:name="P6" style:family="paragraph" style:parent-style-name="Standard" style:list-style-name="L1">
      <style:text-properties officeooo:rsid="00224b51" officeooo:paragraph-rsid="00224b51"/>
    </style:style>
    <style:style style:name="T1" style:family="text">
      <style:text-properties officeooo:rsid="001f69a0"/>
    </style:style>
    <style:style style:name="T2" style:family="text">
      <style:text-properties officeooo:rsid="002149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18217761" text:style-name="L1">
        <text:list-item>
          <text:p text:style-name="P1">History:</text:p>
          <text:list>
            <text:list-item>
              <text:p text:style-name="P1">Originally designed in 1993 by members of the Computer Graphics Technology Group (Tecgraf) at the Pontifical Catholic University of Rio de Janeiro in Brazil.</text:p>
            </text:list-item>
            <text:list-item>
              <text:p text:style-name="P1">Due to trade barriers on computer hardware and software, developers at Tecgraf could not afford to buy customized software from abroad, so they built their own</text:p>
            </text:list-item>
            <text:list-item>
              <text:p text:style-name="P1">purpose – to be a general embeddable extension language focused on speed, portability, extensibility, and ease-of-use</text:p>
            </text:list-item>
            <text:list-item>
              <text:p text:style-name="P2">open source with MIT license</text:p>
            </text:list-item>
          </text:list>
        </text:list-item>
        <text:list-item>
          <text:p text:style-name="P3">Uses:</text:p>
          <text:list>
            <text:list-item>
              <text:p text:style-name="P3">Intended for use as an extension and scripting language</text:p>
            </text:list-item>
            <text:list-item>
              <text:p text:style-name="P1">designed primarily for embedded use in applications <text:span text:style-name="T2">(most often used with C(++)</text:span></text:p>
            </text:list-item>
            <text:list-item>
              <text:p text:style-name="P3">Popular with game developers because it is lightweight, high-performance, trivial to embed, and highly portable</text:p>
            </text:list-item>
          </text:list>
        </text:list-item>
        <text:list-item>
          <text:p text:style-name="P3">Benefits:</text:p>
          <text:list>
            <text:list-item>
              <text:p text:style-name="P3">extremely lightweight</text:p>
              <text:list>
                <text:list-item>
                  <text:p text:style-name="P3">Lua version 5.3.4 is written in about 24,000 lines of C code</text:p>
                </text:list-item>
                <text:list-item>
                  <text:p text:style-name="P3">the full reference interpreter is only about 247 kB compiled</text:p>
                </text:list-item>
              </text:list>
            </text:list-item>
            <text:list-item>
              <text:p text:style-name="P3">Trivial to embed </text:p>
              <text:list>
                <text:list-item>
                  <text:p text:style-name="P1">A simple C API to Lua is built in</text:p>
                  <text:list>
                    <text:list-item>
                      <text:p text:style-name="P4">The API eliminates the need for manual reference management in C</text:p>
                    </text:list-item>
                    <text:list-item>
                      <text:p text:style-name="P4">Like the language, the API is minimalistic</text:p>
                    </text:list-item>
                    <text:list-item>
                      <text:p text:style-name="P4">The API is stack-based </text:p>
                    </text:list-item>
                  </text:list>
                </text:list-item>
              </text:list>
            </text:list-item>
            <text:list-item>
              <text:p text:style-name="P1">Highly portable/ cross-platform</text:p>
              <text:list>
                <text:list-item>
                  <text:p text:style-name="P1">the interpreter of compiled bytecode is written in ANSI C</text:p>
                </text:list-item>
                <text:list-item>
                  <text:p text:style-name="P1">bytecode is run on the Lua VM (bytecode can also be loaded and executed within Lua)</text:p>
                  <text:list>
                    <text:list-item>
                      <text:p text:style-name="P1">The Lua VM is register-based <text:span text:style-name="T1">(like most CPUs and unlike most stack-based VMs) </text:span>and more closely resembles an actual hardware design </text:p>
                    </text:list-item>
                  </text:list>
                </text:list-item>
              </text:list>
            </text:list-item>
            <text:list-item>
              <text:p text:style-name="P3">Extensible multi-paradigm language – provides a small set of general features that can be extended to fit different problems</text:p>
              <text:list>
                <text:list-item>
                  <text:p text:style-name="P3">Namespaces, classes, inheritance, functional programming, information hiding, and more are not explicitly supported but can be implemented using the basic features</text:p>
                </text:list-item>
              </text:list>
            </text:list-item>
            <text:list-item>
              <text:p text:style-name="P2">One of the few scripting languages with support for coroutines</text:p>
            </text:list-item>
            <text:list-item>
              <text:p text:style-name="P2">Strikes a good balance between speed and flexibility</text:p>
            </text:list-item>
          </text:list>
        </text:list-item>
        <text:list-item>
          <text:p text:style-name="P2">Cons:</text:p>
          <text:list>
            <text:list-item>
              <text:p text:style-name="P2">Not a good choice outside of its intended use i.e. entire applications</text:p>
            </text:list-item>
            <text:list-item>
              <text:p text:style-name="P5">Lua’s dynamic nature and default global scoping does not make it suitable for large applications</text:p>
            </text:list-item>
            <text:list-item>
              <text:p text:style-name="P5"/>
            </text:list-item>
          </text:list>
        </text:list-item>
        <text:list-item>
          <text:p text:style-name="P3">Features:</text:p>
          <text:list>
            <text:list-item>
              <text:p text:style-name="P3">Dynamically typed - </text:p>
            </text:list-item>
            <text:list-item>
              <text:p text:style-name="P3">Supported atomic data structures – booleans, numbers (double-precision floating point and 64-bit integers by default), and strings</text:p>
            </text:list-item>
            <text:list-item>
              <text:p text:style-name="P3">Other data structures such as arrays, sets, and lists are implemented using tables, which are heterogeneous associative arrays</text:p>
            </text:list-item>
          </text:list>
        </text:list-item>
        <text:list-item>
          <text:p text:style-name="P4">Modules</text:p>
          <text:list>
            <text:list-item>
              <text:p text:style-name="P4">modules are loaded via ‘require’</text:p>
            </text:list-item>
          </text:list>
        </text:list-item>
        <text:list-item>
          <text:p text:style-name="P2">Used in:</text:p>
          <text:list>
            <text:list-item>
              <text:p text:style-name="P6">many games</text:p>
            </text:list-item>
            <text:list-item>
              <text:p text:style-name="P2">Network security tools – nmap, snort, and wireshark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4T17:32:22.270410905</meta:creation-date>
    <dc:date>2020-04-23T10:46:36.415898543</dc:date>
    <meta:editing-duration>PT12H6M31S</meta:editing-duration>
    <meta:editing-cycles>4</meta:editing-cycles>
    <meta:generator>LibreOffice/6.4.3.2$Linux_X86_64 LibreOffice_project/85aa6f776c6af63185291a519637a4f7af4e8a3b</meta:generator>
    <meta:document-statistic meta:table-count="0" meta:image-count="0" meta:object-count="0" meta:page-count="1" meta:paragraph-count="39" meta:word-count="396" meta:character-count="2354" meta:non-whitespace-character-count="2027"/>
  </office:meta>
</office:document-meta>
</file>